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Text_20_body">
      <style:text-properties fo:font-size="16pt" style:font-size-asian="16pt" style:font-size-complex="16pt"/>
    </style:style>
    <style:style style:name="P3" style:family="paragraph" style:parent-style-name="Text_20_body">
      <style:text-properties fo:font-size="16pt" officeooo:rsid="000bfdca" officeooo:paragraph-rsid="000bfdca" style:font-size-asian="16pt" style:font-size-complex="16pt"/>
    </style:style>
    <style:style style:name="P4" style:family="paragraph" style:parent-style-name="Text_20_body">
      <style:paragraph-properties fo:margin-left="1.455cm" fo:margin-right="0cm" fo:text-indent="-0.741cm" style:auto-text-indent="false"/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0cm" fo:margin-right="0cm" fo:text-indent="0.714cm" style:auto-text-indent="false"/>
      <style:text-properties fo:font-size="16pt" style:font-size-asian="16pt" style:font-size-complex="16pt"/>
    </style:style>
    <style:style style:name="P6" style:family="paragraph" style:parent-style-name="Heading_20_3">
      <style:text-properties fo:font-size="16pt" style:font-size-asian="16pt" style:font-size-complex="16pt"/>
    </style:style>
    <style:style style:name="P7" style:family="paragraph" style:parent-style-name="Heading_20_2">
      <style:text-properties fo:font-size="16pt" style:font-size-asian="16pt" style:font-size-complex="16pt"/>
    </style:style>
    <style:style style:name="T1" style:family="text">
      <style:text-properties style:font-name-asian="宋体1"/>
    </style:style>
    <style:style style:name="T2" style:family="text">
      <style:text-properties style:font-name-asian="宋体1" style:font-size-asian="16pt" style:font-weight-asian="bold"/>
    </style:style>
    <style:style style:name="T3" style:family="text">
      <style:text-properties style:font-name-asian="宋体1" style:font-size-asian="10.5pt"/>
    </style:style>
    <style:style style:name="T4" style:family="text">
      <style:text-properties style:font-name-asian="宋体1" style:font-weight-asian="bold"/>
    </style:style>
    <style:style style:name="T5" style:family="text">
      <style:text-properties style:font-name="Calibri"/>
    </style:style>
    <style:style style:name="T6" style:family="text">
      <style:text-properties style:font-name="Calibri" fo:font-size="16pt" fo:font-weight="bold"/>
    </style:style>
    <style:style style:name="T7" style:family="text">
      <style:text-properties style:font-name="Calibri" fo:font-size="10.5pt"/>
    </style:style>
    <style:style style:name="T8" style:family="text">
      <style:text-properties style:font-name="Calibri" fo:font-weight="bold"/>
    </style:style>
    <style:style style:name="T9" style:family="text">
      <style:text-properties fo:font-size="16pt" fo:font-weight="bold"/>
    </style:style>
    <style:style style:name="T10" style:family="text">
      <style:text-properties fo:font-weight="bold"/>
    </style:style>
    <style:style style:name="T11" style:family="text">
      <style:text-properties style:font-name="Wingdings"/>
    </style:style>
    <style:style style:name="T12" style:family="text">
      <style:text-properties style:font-name="Wingdings" fo:font-size="10.5pt"/>
    </style:style>
    <style:style style:name="T13" style:family="text">
      <style:text-properties fo:font-size="10.5pt"/>
    </style:style>
    <style:style style:name="T14" style:family="text">
      <style:text-properties fo:color="#ff0000"/>
    </style:style>
    <style:style style:name="T15" style:family="text">
      <style:text-properties fo:color="#ff0000" style:font-name-asian="宋体1"/>
    </style:style>
    <style:style style:name="T16" style:family="text">
      <style:text-properties fo:color="#ff0000" style:font-name-asian="宋体1" style:font-size-asian="10.5pt"/>
    </style:style>
    <style:style style:name="T17" style:family="text">
      <style:text-properties fo:color="#ff0000" style:font-name-asian="宋体1" style:font-size-asian="10.5pt" style:font-weight-asian="bold"/>
    </style:style>
    <style:style style:name="T18" style:family="text">
      <style:text-properties fo:color="#ff0000" style:font-name-asian="宋体1" style:font-weight-asian="bold"/>
    </style:style>
    <style:style style:name="T19" style:family="text">
      <style:text-properties fo:color="#ff0000" style:font-name="Wingdings"/>
    </style:style>
    <style:style style:name="T20" style:family="text">
      <style:text-properties fo:color="#ff0000" style:font-name="Wingdings" fo:font-size="10.5pt"/>
    </style:style>
    <style:style style:name="T21" style:family="text">
      <style:text-properties fo:color="#ff0000" style:font-name="Calibri"/>
    </style:style>
    <style:style style:name="T22" style:family="text">
      <style:text-properties fo:color="#ff0000" style:font-name="Calibri" fo:font-size="10.5pt"/>
    </style:style>
    <style:style style:name="T23" style:family="text">
      <style:text-properties fo:color="#ff0000" fo:font-size="10.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3"><text:span text:style-name="T10">2</text:span><text:span text:style-name="T4">　</text:span><text:span text:style-name="T8">XML</text:span><text:span text:style-name="T4">文档的组成部分</text:span></text:h>
      <text:p text:style-name="P4"><text:span text:style-name="T11">l</text:span>XML<text:span text:style-name="T1">文档声明；</text:span></text:p>
      <text:p text:style-name="P4"><text:span text:style-name="T11">l</text:span>XML<text:span text:style-name="T1">处理指令；</text:span></text:p>
      <text:p text:style-name="P4"><text:span text:style-name="T11">l</text:span>XML<text:span text:style-name="T1">元素；</text:span></text:p>
      <text:p text:style-name="P4"><text:span text:style-name="T11">l</text:span>XML<text:span text:style-name="T1">特殊字符和</text:span><text:span text:style-name="T5">CDATA</text:span><text:span text:style-name="T1">区；</text:span></text:p>
      <text:p text:style-name="P4"><text:span text:style-name="T11">l</text:span>XML<text:span text:style-name="T1">注释。</text:span></text:p>
      <text:h text:style-name="P7" text:outline-level="2"><text:span text:style-name="T10">3. XML</text:span><text:span text:style-name="T4">文档声明</text:span></text:h>
      <text:h text:style-name="P6" text:outline-level="3"><text:span text:style-name="T10">1</text:span><text:span text:style-name="T4">　什么是</text:span><text:span text:style-name="T8">xml</text:span><text:span text:style-name="T4">文档声明</text:span></text:h>
      <text:p text:style-name="P5"><text:span text:style-name="T1">可以把</text:span>xml<text:span text:style-name="T1">文档声明看成是</text:span><text:span text:style-name="T5">xml</text:span><text:span text:style-name="T1">文档说明。</text:span></text:p>
      <text:p text:style-name="P5"><text:span text:style-name="T1">最简单的</text:span>xml<text:span text:style-name="T1">文档声明：</text:span><text:span text:style-name="T5">&lt;?xml version="</text:span>1.0<text:span text:style-name="T5">"</text:span>?&gt;</text:p>
      <text:p text:style-name="P2"><text:span text:style-name="T1">　</text:span><text:span text:style-name="T15">　</text:span><text:span text:style-name="T18">注意</text:span><text:span text:style-name="T15">，</text:span><text:span text:style-name="T14">XML</text:span><text:span text:style-name="T15">是区别大小写，这一点不同与</text:span><text:span text:style-name="T21">HTML</text:span><text:span text:style-name="T15">！</text:span></text:p>
      <text:h text:style-name="P6" text:outline-level="3"><text:span text:style-name="T10">2</text:span><text:span text:style-name="T4">　</text:span><text:span text:style-name="T8">xml</text:span><text:span text:style-name="T4">文档声明结构</text:span></text:h>
      <text:p text:style-name="P3"><text:span text:style-name="T4">&lt;?xml version="1.0" encoding="utf-8" standalone="no"?&gt;</text:span></text:p>
      <text:p text:style-name="P4"><text:span text:style-name="T11">l</text:span>version<text:span text:style-name="T1">属性：用于说明当前</text:span><text:span text:style-name="T5">xml</text:span><text:span text:style-name="T1">文档的版本，因为都是在用</text:span><text:span text:style-name="T5">1.0</text:span><text:span text:style-name="T1">，所以这个属性值大家都写</text:span><text:span text:style-name="T5">1.0</text:span><text:span text:style-name="T1">，</text:span><text:span text:style-name="T5">version</text:span><text:span text:style-name="T1">属性是必须的；</text:span></text:p>
      <text:p text:style-name="P4"><text:span text:style-name="T11">l</text:span>encoding<text:span text:style-name="T1">属性：用于说明当前</text:span><text:span text:style-name="T5">xml</text:span><text:span text:style-name="T1">文档使用的字符编码集，</text:span><text:span text:style-name="T5">xml</text:span><text:span text:style-name="T1">解析器会使用这个编码来解析</text:span><text:span text:style-name="T5">xml</text:span><text:span text:style-name="T1">文档。</text:span><text:span text:style-name="T5">encoding</text:span><text:span text:style-name="T1">属性是可选的，默认为</text:span><text:span text:style-name="T5">UTF-8</text:span><text:span text:style-name="T1">。注意，如果当前</text:span><text:span text:style-name="T5">xml</text:span><text:span text:style-name="T1">文档使用的字符编码集是</text:span><text:span text:style-name="T5">gb2312</text:span><text:span text:style-name="T1">，而</text:span><text:span text:style-name="T5">encoding</text:span><text:span text:style-name="T1">属性的值为</text:span><text:span text:style-name="T5">UTF-8</text:span><text:span text:style-name="T1">，那么一定会出错的；</text:span></text:p>
      <text:p text:style-name="P4"><text:span text:style-name="T11">l</text:span><text:span text:style-name="T5">standalone</text:span><text:span text:style-name="T1">属性：用于说明当前</text:span>xml<text:span text:style-name="T1">文档是否为独立文档，如果该属性值为</text:span><text:span text:style-name="T5">yes</text:span><text:span text:style-name="T1">，表示当前</text:span><text:span text:style-name="T5">xml</text:span><text:span text:style-name="T1">文档是独立的，如果为</text:span><text:span text:style-name="T5">no</text:span><text:span text:style-name="T1">表示当前</text:span><text:span text:style-name="T5">xml</text:span><text:span text:style-name="T1">文档不是独立的，即依赖外部的约束文件。默认是</text:span><text:span text:style-name="T5">yes</text:span></text:p>
      <text:p text:style-name="P4"><text:span text:style-name="T11">l</text:span><text:span text:style-name="T1">没有</text:span>xml<text:span text:style-name="T1">文档声明的</text:span><text:span text:style-name="T5">xml</text:span><text:span text:style-name="T1">文档，不是格式良好的</text:span><text:span text:style-name="T5">xml</text:span><text:span text:style-name="T1">文档；</text:span></text:p>
      <text:p text:style-name="P4"><text:span text:style-name="T19">l</text:span><text:span text:style-name="T14">xml</text:span><text:span text:style-name="T15">文档声明必须从</text:span><text:span text:style-name="T21">xml</text:span><text:span text:style-name="T15">文档的</text:span><text:span text:style-name="T21">1</text:span><text:span text:style-name="T15">行</text:span><text:span text:style-name="T21">1</text:span><text:span text:style-name="T15">列开始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宋体" style:font-family-asian="宋体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宋体" style:font-family-asian="宋体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4M51S</meta:editing-duration>
    <meta:editing-cycles>5</meta:editing-cycles>
    <meta:generator>LibreOffice/5.3.0.3$Windows_X86_64 LibreOffice_project/7074905676c47b82bbcfbea1aeefc84afe1c50e1</meta:generator>
    <dc:date>2018-03-06T12:14:05.031000000</dc:date>
    <meta:document-statistic meta:table-count="0" meta:image-count="0" meta:object-count="0" meta:page-count="1" meta:paragraph-count="18" meta:word-count="368" meta:character-count="576" meta:non-whitespace-character-count="566"/>
    <meta:user-defined meta:name="Info 1"/>
    <meta:user-defined meta:name="Info 2"/>
    <meta:user-defined meta:name="Info 3"/>
    <meta:user-defined meta:name="Info 4"/>
  </office:meta>
</office:document-meta>
</file>